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9654in"/>
    </style:style>
    <style:style style:name="co4" style:family="table-column">
      <style:table-column-properties fo:break-before="auto" style:column-width="2.1256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2.4154in"/>
    </style:style>
    <style:style style:name="co7" style:family="table-column">
      <style:table-column-properties fo:break-before="auto" style:column-width="2.5764in"/>
    </style:style>
    <style:style style:name="co8" style:family="table-column">
      <style:table-column-properties fo:break-before="auto" style:column-width="2.2866in"/>
    </style:style>
    <style:style style:name="co9" style:family="table-column">
      <style:table-column-properties fo:break-before="auto" style:column-width="1.9972in"/>
    </style:style>
    <style:style style:name="co10" style:family="table-column">
      <style:table-column-properties fo:break-before="auto" style:column-width="1.707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n_Convex_Parallel_results" table:style-name="ta1">
        <table:shapes>
          <draw:frame draw:z-index="0" draw:style-name="gr1" draw:text-style-name="P1" svg:width="6.298in" svg:height="3.5453in" svg:x="11.7559in" svg:y="2.9071in">
            <draw:object draw:notify-on-update-of-ranges="Non_Convex_Parallel_results.D1:Non_Convex_Parallel_results.D1 Non_Convex_Parallel_results.G1:Non_Convex_Parallel_results.G1 Non_Convex_Parallel_results.J1:Non_Convex_Parallel_results.J1 Non_Convex_Parallel_results.D14:Non_Convex_Parallel_results.D14 Non_Convex_Parallel_results.G14:Non_Convex_Parallel_results.G14 Non_Convex_Parallel_results.J14:Non_Convex_Parallel_results.J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8.5063in" svg:y="3.0118in">
            <draw:object draw:notify-on-update-of-ranges="Non_Convex_Parallel_results.C1:Non_Convex_Parallel_results.C1 Non_Convex_Parallel_results.E1:Non_Convex_Parallel_results.F1 Non_Convex_Parallel_results.H1:Non_Convex_Parallel_results.I1 Non_Convex_Parallel_results.K1:Non_Convex_Parallel_results.K1 Non_Convex_Parallel_results.C14:Non_Convex_Parallel_results.C14 Non_Convex_Parallel_results.E14:Non_Convex_Parallel_results.F14 Non_Convex_Parallel_results.H14:Non_Convex_Parallel_results.I14 Non_Convex_Parallel_results.K14:Non_Convex_Parallel_results.K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878in" svg:y="2.5287in">
            <draw:object draw:notify-on-update-of-ranges="Non_Convex_Parallel_results.B1:Non_Convex_Parallel_results.C1 Non_Convex_Parallel_results.E1:Non_Convex_Parallel_results.F1 Non_Convex_Parallel_results.H1:Non_Convex_Parallel_results.I1 Non_Convex_Parallel_results.K1:Non_Convex_Parallel_results.K1 Non_Convex_Parallel_results.B14:Non_Convex_Parallel_results.C14 Non_Convex_Parallel_results.E14:Non_Convex_Parallel_results.F14 Non_Convex_Parallel_results.H14:Non_Convex_Parallel_results.I14 Non_Convex_Parallel_results.K14:Non_Convex_Parallel_results.K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itial obtuse triangles</text:p>
          </table:table-cell>
          <table:table-cell office:value-type="string" calcext:value-type="string">
            <text:p>Local Search obtuse triangles</text:p>
          </table:table-cell>
          <table:table-cell office:value-type="string" calcext:value-type="string">
            <text:p>Local Search Convergence Rate</text:p>
          </table:table-cell>
          <table:table-cell office:value-type="string" calcext:value-type="string">
            <text:p>Local Search Steiner points</text:p>
          </table:table-cell>
          <table:table-cell office:value-type="string" calcext:value-type="string">
            <text:p>Simulated Annealing obtuse triangles</text:p>
          </table:table-cell>
          <table:table-cell office:value-type="string" calcext:value-type="string">
            <text:p>Simulated Annealing Convergence Rate</text:p>
          </table:table-cell>
          <table:table-cell office:value-type="string" calcext:value-type="string">
            <text:p>Simulated Annealing Steiner points</text:p>
          </table:table-cell>
          <table:table-cell office:value-type="string" calcext:value-type="string">
            <text:p>Ant Colony obtuse triangles</text:p>
          </table:table-cell>
          <table:table-cell office:value-type="string" calcext:value-type="string">
            <text:p>Ant Colony Convergence Rate</text:p>
          </table:table-cell>
          <table:table-cell office:value-type="string" calcext:value-type="string">
            <text:p>Ant Colony Steiner points</text:p>
          </table:table-cell>
        </table:table-row>
        <table:table-row table:style-name="ro1">
          <table:table-cell office:value-type="string" calcext:value-type="string">
            <text:p>ortho_10_d2723dc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54756" calcext:value-type="float">
            <text:p>0.854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01178" calcext:value-type="float">
            <text:p>0.30117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tho_20_5a9e824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514607" calcext:value-type="float">
            <text:p>0.5146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38078" calcext:value-type="float">
            <text:p>0.33807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.0608232" calcext:value-type="float">
            <text:p>0.0608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tho_20_e2aff19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4932" calcext:value-type="float">
            <text:p>0.5493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183689" calcext:value-type="float">
            <text:p>0.18368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.0862336" calcext:value-type="float">
            <text:p>0.0862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tho_40_56a6f463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0.517653" calcext:value-type="float">
            <text:p>0.51765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253755" calcext:value-type="float">
            <text:p>0.253755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0.00430973" calcext:value-type="float">
            <text:p>0.00430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tho_40_df58ce3b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.363996" calcext:value-type="float">
            <text:p>0.36399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133672" calcext:value-type="float">
            <text:p>0.133672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0.0354361" calcext:value-type="float">
            <text:p>0.0354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tho_60_f744490d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312676" calcext:value-type="float">
            <text:p>0.31267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.140061" calcext:value-type="float">
            <text:p>0.140061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0.0535746" calcext:value-type="float">
            <text:p>0.05357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tho_60_c423f527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0.251395" calcext:value-type="float">
            <text:p>0.25139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.180006" calcext:value-type="float">
            <text:p>0.180006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0.0725595" calcext:value-type="float">
            <text:p>0.07255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tho_80_06ee55d4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0.325968" calcext:value-type="float">
            <text:p>0.32596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0.0895324" calcext:value-type="float">
            <text:p>0.0895324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0.147757" calcext:value-type="float">
            <text:p>0.1477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tho_100_bd1e4a14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0.300599" calcext:value-type="float">
            <text:p>0.300599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0.0746771" calcext:value-type="float">
            <text:p>0.0746771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0.0535567" calcext:value-type="float">
            <text:p>0.05355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tho_150_53eb4022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0.224854" calcext:value-type="float">
            <text:p>0.224854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0798498" calcext:value-type="float">
            <text:p>0.0798498</text:p>
          </table:table-cell>
          <table:table-cell office:value-type="float" office:value="89" calcext:value-type="float">
            <text:p>89</text:p>
          </table:table-cell>
          <table:table-cell office:value-type="float" office:value="126" calcext:value-type="float">
            <text:p>126</text:p>
          </table:table-cell>
          <table:table-cell office:value-type="float" office:value="0.213173" calcext:value-type="float">
            <text:p>0.2131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tho_250_3b977f7e</text:p>
          </table:table-cell>
          <table:table-cell office:value-type="float" office:value="228" calcext:value-type="float">
            <text:p>228</text:p>
          </table:table-cell>
          <table:table-cell office:value-type="float" office:value="158" calcext:value-type="float">
            <text:p>158</text:p>
          </table:table-cell>
          <table:table-cell office:value-type="float" office:value="0.206897" calcext:value-type="float">
            <text:p>0.206897</text:p>
          </table:table-cell>
          <table:table-cell office:value-type="float" office:value="53" calcext:value-type="float">
            <text:p>53</text:p>
          </table:table-cell>
          <table:table-cell office:value-type="float" office:value="189" calcext:value-type="float">
            <text:p>189</text:p>
          </table:table-cell>
          <table:table-cell office:value-type="float" office:value="0.0554359" calcext:value-type="float">
            <text:p>0.0554359</text:p>
          </table:table-cell>
          <table:table-cell office:value-type="float" office:value="98" calcext:value-type="float">
            <text:p>98</text:p>
          </table:table-cell>
          <table:table-cell office:value-type="float" office:value="180" calcext:value-type="float">
            <text:p>180</text:p>
          </table:table-cell>
          <table:table-cell office:value-type="float" office:value="0.112631" calcext:value-type="float">
            <text:p>0.1126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rtho_250_6e6a66c2</text:p>
          </table:table-cell>
          <table:table-cell office:value-type="float" office:value="254" calcext:value-type="float">
            <text:p>254</text:p>
          </table:table-cell>
          <table:table-cell office:value-type="float" office:value="191" calcext:value-type="float">
            <text:p>191</text:p>
          </table:table-cell>
          <table:table-cell office:value-type="float" office:value="0.154673" calcext:value-type="float">
            <text:p>0.154673</text:p>
          </table:table-cell>
          <table:table-cell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  <table:table-cell office:value-type="float" office:value="0.059551" calcext:value-type="float">
            <text:p>0.059551</text:p>
          </table:table-cell>
          <table:table-cell office:value-type="float" office:value="65" calcext:value-type="float">
            <text:p>65</text:p>
          </table:table-cell>
          <table:table-cell office:value-type="float" office:value="249" calcext:value-type="float">
            <text:p>249</text:p>
          </table:table-cell>
          <table:table-cell office:value-type="float" office:value="0.10307" calcext:value-type="float">
            <text:p>0.10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$2:.B$13])" office:value-type="float" office:value="79.3333333333333" calcext:value-type="float">
            <text:p>79.3333333333333</text:p>
          </table:table-cell>
          <table:table-cell table:formula="of:=AVERAGE([.C$2:.C$13])" office:value-type="float" office:value="52.5833333333333" calcext:value-type="float">
            <text:p>52.5833333333333</text:p>
          </table:table-cell>
          <table:table-cell table:formula="of:=AVERAGE([.D$2:.D$13])" office:value-type="float" office:value="0.3814495" calcext:value-type="float">
            <text:p>0.3814495</text:p>
          </table:table-cell>
          <table:table-cell table:formula="of:=AVERAGE([.E$2:.E$13])" office:value-type="float" office:value="21.4166666666667" calcext:value-type="float">
            <text:p>21.4166666666667</text:p>
          </table:table-cell>
          <table:table-cell table:formula="of:=AVERAGE([.F$2:.F$13])" office:value-type="float" office:value="57.3333333333333" calcext:value-type="float">
            <text:p>57.3333333333333</text:p>
          </table:table-cell>
          <table:table-cell table:formula="of:=AVERAGE([.G$2:.G$13])" office:value-type="float" office:value="0.1574571" calcext:value-type="float">
            <text:p>0.1574571</text:p>
          </table:table-cell>
          <table:table-cell table:formula="of:=AVERAGE([.H$2:.H$13])" office:value-type="float" office:value="63.8333333333333" calcext:value-type="float">
            <text:p>63.8333333333333</text:p>
          </table:table-cell>
          <table:table-cell table:formula="of:=AVERAGE([.I$2:.I$13])" office:value-type="float" office:value="69.75" calcext:value-type="float">
            <text:p>69.75</text:p>
          </table:table-cell>
          <table:table-cell table:formula="of:=AVERAGE([.J$2:.J$13])" office:value-type="float" office:value="0.0785937025" calcext:value-type="float">
            <text:p>0.0785937025</text:p>
          </table:table-cell>
          <table:table-cell table:formula="of:=AVERAGE([.K$2:.K$13])" office:value-type="float" office:value="3.16666666666667" calcext:value-type="float">
            <text:p>3.16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6T17:30:15.153353917</dc:date>
    <meta:editing-duration>PT25M33S</meta:editing-duration>
    <meta:editing-cycles>2</meta:editing-cycles>
    <meta:generator>LibreOffice/7.3.7.2$Linux_X86_64 LibreOffice_project/30$Build-2</meta:generator>
    <meta:document-statistic meta:table-count="1" meta:cell-count="15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plot-area chart:style-name="ch2" table:cell-range-address="Non_Convex_Parallel_results.D1:Non_Convex_Parallel_results.D1 Non_Convex_Parallel_results.G1:Non_Convex_Parallel_results.G1 Non_Convex_Parallel_results.J1:Non_Convex_Parallel_results.J1 Non_Convex_Parallel_results.D14:Non_Convex_Parallel_results.D14 Non_Convex_Parallel_results.G14:Non_Convex_Parallel_results.G14 Non_Convex_Parallel_results.J14:Non_Convex_Parallel_results.J14" chart:data-source-has-labels="row" svg:x="0.017cm" svg:y="0.312cm" svg:width="15.357cm" svg:height="8.643cm">
          <chart:coordinate-region svg:x="6.353cm" svg:y="0.312cm" svg:width="8.689cm" svg:height="7.996cm"/>
          <chart:axis chart:dimension="x" chart:name="primary-x" chart:style-name="ch3" chartooo:axis-type="auto">
            <chartooo:date-scale/>
            <chart:categories table:cell-range-address="Non_Convex_Parallel_results.D1:Non_Convex_Parallel_results.D1 Non_Convex_Parallel_results.G1:Non_Convex_Parallel_results.G1 Non_Convex_Parallel_results.J1:Non_Convex_Parallel_results.J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on_Convex_Parallel_results.D14:Non_Convex_Parallel_results.D14 Non_Convex_Parallel_results.G14:Non_Convex_Parallel_results.G14 Non_Convex_Parallel_results.J14:Non_Convex_Parallel_results.J14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 Search Convergence Rate</text:p>
                <draw:g>
                  <svg:desc>Non_Convex_Parallel_results.D1:Non_Convex_Parallel_results.D1 Non_Convex_Parallel_results.G1:Non_Convex_Parallel_results.G1 Non_Convex_Parallel_results.J1:Non_Convex_Parallel_results.J1</svg:desc>
                </draw:g>
              </table:table-cell>
              <table:table-cell office:value-type="string">
                <text:p>Simulated Annealing Convergence Rate</text:p>
              </table:table-cell>
              <table:table-cell office:value-type="string">
                <text:p>Ant Colony Convergence Rat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3814495">
                <text:p>0.3814495</text:p>
                <draw:g>
                  <svg:desc>Non_Convex_Parallel_results.D14:Non_Convex_Parallel_results.D14 Non_Convex_Parallel_results.G14:Non_Convex_Parallel_results.G14 Non_Convex_Parallel_results.J14:Non_Convex_Parallel_results.J14</svg:desc>
                </draw:g>
              </table:table-cell>
              <table:table-cell office:value-type="float" office:value="0.1574571">
                <text:p>0.1574571</text:p>
              </table:table-cell>
              <table:table-cell office:value-type="float" office:value="0.0785937025">
                <text:p>0.0785937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plot-area chart:style-name="ch2" table:cell-range-address="Non_Convex_Parallel_results.C1:Non_Convex_Parallel_results.C1 Non_Convex_Parallel_results.E1:Non_Convex_Parallel_results.F1 Non_Convex_Parallel_results.H1:Non_Convex_Parallel_results.I1 Non_Convex_Parallel_results.K1:Non_Convex_Parallel_results.K1 Non_Convex_Parallel_results.C14:Non_Convex_Parallel_results.C14 Non_Convex_Parallel_results.E14:Non_Convex_Parallel_results.F14 Non_Convex_Parallel_results.H14:Non_Convex_Parallel_results.I14 Non_Convex_Parallel_results.K14:Non_Convex_Parallel_results.K14" chart:data-source-has-labels="row" svg:x="0.319cm" svg:y="0.18cm" svg:width="15.36cm" svg:height="8.645cm">
          <chart:coordinate-region svg:x="2.577cm" svg:y="0.379cm" svg:width="13.102cm" svg:height="3.892cm"/>
          <chart:axis chart:dimension="x" chart:name="primary-x" chart:style-name="ch3" chartooo:axis-type="auto">
            <chartooo:date-scale/>
            <chart:categories table:cell-range-address="Non_Convex_Parallel_results.C1:Non_Convex_Parallel_results.C1 Non_Convex_Parallel_results.E1:Non_Convex_Parallel_results.F1 Non_Convex_Parallel_results.H1:Non_Convex_Parallel_results.I1 Non_Convex_Parallel_results.K1:Non_Convex_Parallel_results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on_Convex_Parallel_results.C14:Non_Convex_Parallel_results.C14 Non_Convex_Parallel_results.E14:Non_Convex_Parallel_results.F14 Non_Convex_Parallel_results.H14:Non_Convex_Parallel_results.I14 Non_Convex_Parallel_results.K14:Non_Convex_Parallel_results.K14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 Search obtuse triangles</text:p>
                <draw:g>
                  <svg:desc>Non_Convex_Parallel_results.C1:Non_Convex_Parallel_results.C1 Non_Convex_Parallel_results.E1:Non_Convex_Parallel_results.F1 Non_Convex_Parallel_results.H1:Non_Convex_Parallel_results.I1 Non_Convex_Parallel_results.K1:Non_Convex_Parallel_results.K1</svg:desc>
                </draw:g>
              </table:table-cell>
              <table:table-cell office:value-type="string">
                <text:p>Local Search Steiner points</text:p>
              </table:table-cell>
              <table:table-cell office:value-type="string">
                <text:p>Simulated Annealing obtuse triangles</text:p>
              </table:table-cell>
              <table:table-cell office:value-type="string">
                <text:p>Simulated Annealing Steiner points</text:p>
              </table:table-cell>
              <table:table-cell office:value-type="string">
                <text:p>Ant Colony obtuse triangles</text:p>
              </table:table-cell>
              <table:table-cell office:value-type="string">
                <text:p>Ant Colony Steiner points</text:p>
              </table:table-cell>
            </table:table-row>
          </table:table-header-rows>
          <table:table-rows>
            <table:table-row>
              <table:table-cell office:value-type="string">
                <text:p>Row 14 Row 14 Row 14 Row 14</text:p>
                <draw:g>
                  <svg:desc/>
                </draw:g>
              </table:table-cell>
              <table:table-cell office:value-type="float" office:value="52.5833333333333">
                <text:p>52.5833333333333</text:p>
                <draw:g>
                  <svg:desc>Non_Convex_Parallel_results.C14:Non_Convex_Parallel_results.C14 Non_Convex_Parallel_results.E14:Non_Convex_Parallel_results.F14 Non_Convex_Parallel_results.H14:Non_Convex_Parallel_results.I14 Non_Convex_Parallel_results.K14:Non_Convex_Parallel_results.K14</svg:desc>
                </draw:g>
              </table:table-cell>
              <table:table-cell office:value-type="float" office:value="21.4166666666667">
                <text:p>21.4166666666667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3.8333333333333">
                <text:p>63.8333333333333</text:p>
              </table:table-cell>
              <table:table-cell office:value-type="float" office:value="69.75">
                <text:p>69.75</text:p>
              </table:table-cell>
              <table:table-cell office:value-type="float" office:value="3.16666666666667">
                <text:p>3.1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Non_Convex_Parallel_results.B1:Non_Convex_Parallel_results.C1 Non_Convex_Parallel_results.E1:Non_Convex_Parallel_results.F1 Non_Convex_Parallel_results.H1:Non_Convex_Parallel_results.I1 Non_Convex_Parallel_results.K1:Non_Convex_Parallel_results.K1 Non_Convex_Parallel_results.B14:Non_Convex_Parallel_results.C14 Non_Convex_Parallel_results.E14:Non_Convex_Parallel_results.F14 Non_Convex_Parallel_results.H14:Non_Convex_Parallel_results.I14 Non_Convex_Parallel_results.K14:Non_Convex_Parallel_results.K14" chart:data-source-has-labels="row" svg:x="0.32cm" svg:y="0.18cm" svg:width="15.36cm" svg:height="8.64cm">
          <chart:coordinate-region svg:x="1.798cm" svg:y="0.379cm" svg:width="13.833cm" svg:height="3.887cm"/>
          <chart:axis chart:dimension="x" chart:name="primary-x" chart:style-name="ch3" chartooo:axis-type="auto">
            <chartooo:date-scale/>
            <chart:categories table:cell-range-address="Non_Convex_Parallel_results.B1:Non_Convex_Parallel_results.C1 Non_Convex_Parallel_results.E1:Non_Convex_Parallel_results.F1 Non_Convex_Parallel_results.H1:Non_Convex_Parallel_results.I1 Non_Convex_Parallel_results.K1:Non_Convex_Parallel_results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on_Convex_Parallel_results.B14:Non_Convex_Parallel_results.C14 Non_Convex_Parallel_results.E14:Non_Convex_Parallel_results.F14 Non_Convex_Parallel_results.H14:Non_Convex_Parallel_results.I14 Non_Convex_Parallel_results.K14:Non_Convex_Parallel_results.K14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 obtuse triangles</text:p>
                <draw:g>
                  <svg:desc>Non_Convex_Parallel_results.B1:Non_Convex_Parallel_results.C1 Non_Convex_Parallel_results.E1:Non_Convex_Parallel_results.F1 Non_Convex_Parallel_results.H1:Non_Convex_Parallel_results.I1 Non_Convex_Parallel_results.K1:Non_Convex_Parallel_results.K1</svg:desc>
                </draw:g>
              </table:table-cell>
              <table:table-cell office:value-type="string">
                <text:p>Local Search obtuse triangles</text:p>
              </table:table-cell>
              <table:table-cell office:value-type="string">
                <text:p>Local Search Steiner points</text:p>
              </table:table-cell>
              <table:table-cell office:value-type="string">
                <text:p>Simulated Annealing obtuse triangles</text:p>
              </table:table-cell>
              <table:table-cell office:value-type="string">
                <text:p>Simulated Annealing Steiner points</text:p>
              </table:table-cell>
              <table:table-cell office:value-type="string">
                <text:p>Ant Colony obtuse triangles</text:p>
              </table:table-cell>
              <table:table-cell office:value-type="string">
                <text:p>Ant Colony Steiner points</text:p>
              </table:table-cell>
            </table:table-row>
          </table:table-header-rows>
          <table:table-rows>
            <table:table-row>
              <table:table-cell office:value-type="string">
                <text:p>Row 14 Row 14 Row 14 Row 14</text:p>
                <draw:g>
                  <svg:desc/>
                </draw:g>
              </table:table-cell>
              <table:table-cell office:value-type="float" office:value="79.3333333333333">
                <text:p>79.3333333333333</text:p>
                <draw:g>
                  <svg:desc>Non_Convex_Parallel_results.B14:Non_Convex_Parallel_results.C14 Non_Convex_Parallel_results.E14:Non_Convex_Parallel_results.F14 Non_Convex_Parallel_results.H14:Non_Convex_Parallel_results.I14 Non_Convex_Parallel_results.K14:Non_Convex_Parallel_results.K14</svg:desc>
                </draw:g>
              </table:table-cell>
              <table:table-cell office:value-type="float" office:value="52.5833333333333">
                <text:p>52.5833333333333</text:p>
              </table:table-cell>
              <table:table-cell office:value-type="float" office:value="21.4166666666667">
                <text:p>21.4166666666667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3.8333333333333">
                <text:p>63.8333333333333</text:p>
              </table:table-cell>
              <table:table-cell office:value-type="float" office:value="69.75">
                <text:p>69.75</text:p>
              </table:table-cell>
              <table:table-cell office:value-type="float" office:value="3.16666666666667">
                <text:p>3.1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